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list-style-name="L1">
      <style:text-properties officeooo:rsid="000e27c0" officeooo:paragraph-rsid="00104c2a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4ed1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">
      <style:text-properties officeooo:rsid="000cf989" officeooo:paragraph-rsid="000cf989"/>
    </style:style>
    <style:style style:name="P12" style:family="paragraph" style:parent-style-name="Azione_20_attore">
      <style:paragraph-properties fo:margin-left="0cm" fo:margin-right="0cm" fo:text-indent="0cm" style:auto-text-indent="false"/>
      <style:text-properties fo:font-weight="normal" officeooo:rsid="0013fa08" officeooo:paragraph-rsid="0013fa08" style:font-weight-asian="normal" style:font-weight-complex="normal"/>
    </style:style>
    <style:style style:name="P13" style:family="paragraph" style:parent-style-name="Azione_20_sistema" style:list-style-name="Numerazione_20_UC">
      <style:text-properties officeooo:rsid="00104c2a" officeooo:paragraph-rsid="00104c2a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13df2b" style:font-weight-asian="normal" style:font-weight-complex="normal"/>
    </style:style>
    <style:style style:name="T7" style:family="text">
      <style:text-properties fo:font-weight="normal" officeooo:rsid="001211d7" style:font-weight-asian="normal" style:font-weight-complex="normal"/>
    </style:style>
    <style:style style:name="T8" style:family="text">
      <style:text-properties fo:font-weight="bold" officeooo:rsid="0012f53f" style:font-weight-asian="bold" style:font-weight-complex="bold"/>
    </style:style>
    <style:style style:name="T9" style:family="text">
      <style:text-properties fo:font-weight="bold" officeooo:rsid="00104c2a" style:font-weight-asian="bold" style:font-weight-complex="bold"/>
    </style:style>
    <style:style style:name="T10" style:family="text">
      <style:text-properties fo:font-weight="bold" officeooo:rsid="0013df2b" style:font-weight-asian="bold" style:font-weight-complex="bold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style:style style:name="T14" style:family="text">
      <style:text-properties officeooo:rsid="001211d7"/>
    </style:style>
    <style:style style:name="T15" style:family="text">
      <style:text-properties officeooo:rsid="0013df2b"/>
    </style:style>
    <style:style style:name="T16" style:family="text">
      <style:text-properties officeooo:rsid="0013fd1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4">Cancellazione</text:span><text:span text:style-name="T13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31261" text:style-name="Numerazione_20_UC">
              <text:list-item>
                <text:p text:style-name="P10"><text:span text:style-name="T2">L'utente </text:span><text:s/>accede alla sezione Questionari <text:span text:style-name="T2">(</text:span><text:span text:style-name="T4">include</text:span><text:span text:style-name="T8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3">2. </text:span><text:span text:style-name="T7">Il sistema mostra all'utente la lista dei questionari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4"><text:span text:style-name="T16">3</text:span>. L'utente <text:span text:style-name="T15">seleziona il questionari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1"><text:s text:c="30"/></text:span><text:span text:style-name="T16">4</text:span><text:span text:style-name="T1">.</text:span>Il sistema <text:span text:style-name="T15">visualizza i dettagli del questionario(</text:span><text:span text:style-name="T10">include Visualizza Dettagli Questionario</text:span><text:span text:style-name="T6">)</text:span></text:p>
                            <text:p text:style-name="P12"><text:span text:style-name="T16">5</text:span>. L'utente cancella il questionari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un messaggio di successo dell'operazione e mostra l</text:span><text:span text:style-name="T14">a lista </text:span><text:span text:style-name="T1">dei questionari aggiornato(</text:span><text:span text:style-name="T9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25298" text:style-name="L1">
              <text:list-item>
                <text:p text:style-name="P7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  <text:p text:style-name="P9"><text:span text:style-name="T14">Cancellazione</text:span><text:span text:style-name="T13">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6S</meta:editing-duration>
    <meta:editing-cycles>10</meta:editing-cycles>
    <meta:generator>LibreOffice/3.6$Windows_x86 LibreOffice_project/da8c1e6-fd468f4-454e206-f42a4a9-143cfd</meta:generator>
    <dc:date>2012-10-22T20:39:44.60</dc:date>
    <meta:document-statistic meta:table-count="1" meta:image-count="0" meta:object-count="0" meta:page-count="1" meta:paragraph-count="21" meta:word-count="112" meta:character-count="858" meta:non-whitespace-character-count="736"/>
  </office:meta>
</office:document-meta>
</file>